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officeooo:rsid="00099bc0" officeooo:paragraph-rsid="00099bc0"/>
    </style:style>
    <style:style style:name="P2" style:family="paragraph" style:parent-style-name="Standard" style:list-style-name="L2">
      <style:paragraph-properties fo:text-align="justify" style:justify-single-word="false"/>
      <style:text-properties fo:font-weight="bold" officeooo:rsid="00099bc0" officeooo:paragraph-rsid="00099bc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99bc0" officeooo:paragraph-rsid="00099bc0" style:font-size-asian="22pt" style:font-weight-asian="bold" style:font-size-complex="2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99bc0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099bc0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a9d5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IA PROJETO</text:p>
      <text:list xml:id="list483478952" text:style-name="L1">
        <text:list-item>
          <text:p text:style-name="P4"><text:span text:style-name="T3">Classes:</text:span></text:p>
        </text:list-item>
      </text:list>
      <text:list xml:id="list679125845" text:style-name="L2">
        <text:list-item>
          <text:p text:style-name="P1"><text:span text:style-name="T2">Pessoas : </text:span><text:span text:style-name="T4">Cadastro de Clientes/Funcionarios, Nome, Idade, N° de telefone. Saldo do funcionario += valordaVenta*0.10. Saldo do Cliente, precisa ser depositado. Bônus fidelidade do cliente, na 10º venda ela ganha um sorvete grátis. Bônus do funcionario na decima venda ele ganha 50% dessa venda.</text:span></text:p>
        </text:list-item>
        <text:list-item>
          <text:p text:style-name="P2"><text:span text:style-name="T1">Sorvete: </text:span><text:span text:style-name="T4">Cadastrar Sabor/Preço das Bolas </text:span><text:span text:style-name="T5">e casquinha</text:span><text:span text:style-name="T4">. </text:span><text:span text:style-name="T5">Fazer o sorvete do cliente.</text:span></text:p>
        </text:list-item>
        <text:list-item>
          <text:p text:style-name="P2"><text:span text:style-name="T4"><text:s/></text:span><text:span text:style-name="T1">Loja: </text:span><text:span text:style-name="T4">Cadastrar Nova Loja, Cadastrar Estoque </text:span><text:span text:style-name="T5">(para cada um dos sorvetes e casquinhas)</text:span><text:span text:style-name="T4">, Saldo da Loja, Abastecer Estoque (tem que ter pelo menos ter cadastrado um sabor </text:span><text:span text:style-name="T5">de bola ou casquinha</text:span><text:span text:style-name="T4">, caso a loja não tenha o sabor, inserir erro na tela pedindo para cadastrar o sabor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10:21.926276536</meta:creation-date>
    <dc:date>2018-11-05T16:27:20.524726146</dc:date>
    <meta:editing-duration>PT6M18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110" meta:character-count="675" meta:non-whitespace-character-count="573"/>
  </office:meta>
</office:document-meta>
</file>